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038b2" officeooo:paragraph-rsid="001038b2"/>
    </style:style>
    <style:style style:name="P2" style:family="paragraph" style:parent-style-name="Standard">
      <style:text-properties officeooo:rsid="001038b2" officeooo:paragraph-rsid="0016fb84"/>
    </style:style>
    <style:style style:name="P3" style:family="paragraph" style:parent-style-name="Standard">
      <style:text-properties officeooo:rsid="0011be31" officeooo:paragraph-rsid="0011be31"/>
    </style:style>
    <style:style style:name="P4" style:family="paragraph" style:parent-style-name="Standard">
      <style:text-properties officeooo:rsid="0011be31" officeooo:paragraph-rsid="001368b8"/>
    </style:style>
    <style:style style:name="P5" style:family="paragraph" style:parent-style-name="Standard">
      <style:text-properties officeooo:rsid="0011e965" officeooo:paragraph-rsid="0011e965"/>
    </style:style>
    <style:style style:name="P6" style:family="paragraph" style:parent-style-name="Standard">
      <style:text-properties officeooo:rsid="001368b8" officeooo:paragraph-rsid="001368b8"/>
    </style:style>
    <style:style style:name="P7" style:family="paragraph" style:parent-style-name="Standard">
      <style:text-properties officeooo:rsid="0013884c" officeooo:paragraph-rsid="0013884c"/>
    </style:style>
    <style:style style:name="P8" style:family="paragraph" style:parent-style-name="Standard">
      <style:text-properties officeooo:rsid="0016fb84" officeooo:paragraph-rsid="0016fb84"/>
    </style:style>
    <style:style style:name="P9" style:family="paragraph" style:parent-style-name="Standard">
      <style:text-properties officeooo:paragraph-rsid="0016fb84"/>
    </style:style>
    <style:style style:name="T1" style:family="text">
      <style:text-properties officeooo:rsid="0014fbfc"/>
    </style:style>
    <style:style style:name="T2" style:family="text">
      <style:text-properties officeooo:rsid="0016fb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one Preite 3885035</text:p>
      <text:p text:style-name="P1"/>
      <text:p text:style-name="P8">QUESTION 1:</text:p>
      <text:p text:style-name="P1"/>
      <text:p text:style-name="P1">Query 1.1</text:p>
      <text:p text:style-name="P1"/>
      <text:p text:style-name="P9">@prefix ex: &lt;http://example.org/&gt; .</text:p>
      <text:p text:style-name="P9">@prefix unit: &lt;http://example.org/unit/&gt; .</text:p>
      <text:p text:style-name="P9">@prefix rdf: &lt;http://www.w3.org/1999/02/22-rdf-syntax-ns#&gt;</text:p>
      <text:p text:style-name="P9">SELECT ?<text:span text:style-name="T2">sat</text:span> WHERE { </text:p>
      <text:p text:style-name="P9">?<text:span text:style-name="T2">obj</text:span> ex:hasSatellite ?<text:span text:style-name="T2">sat</text:span>.</text:p>
      <text:p text:style-name="P2">}</text:p>
      <text:p text:style-name="P1"/>
      <text:p text:style-name="P1">Query 1.2</text:p>
      <text:p text:style-name="P1"/>
      <text:p text:style-name="Standard">@prefix ex: &lt;http://example.org/&gt; .</text:p>
      <text:p text:style-name="Standard">@prefix unit: &lt;http://example.org/unit/&gt; .</text:p>
      <text:p text:style-name="Standard">@prefix rdf: &lt;http://www.w3.org/1999/02/22-rdf-syntax-ns#&gt;</text:p>
      <text:p text:style-name="Standard">SELECT * WHERE {</text:p>
      <text:p text:style-name="Standard">?obj ex:hasRadius ?radius. </text:p>
      <text:p text:style-name="Standard">?sat ex:hasSatellite ?obj.</text:p>
      <text:p text:style-name="Standard">FILTER(?radius &gt; 3000)</text:p>
      <text:p text:style-name="Standard">}</text:p>
      <text:p text:style-name="Standard"/>
      <text:p text:style-name="Standard"/>
      <text:p text:style-name="P1">Query 1.3</text:p>
      <text:p text:style-name="P1"/>
      <text:p text:style-name="P1">@prefix ex: &lt;http://example.org/&gt; .</text:p>
      <text:p text:style-name="P1">@prefix unit: &lt;http://example.org/unit/&gt; .</text:p>
      <text:p text:style-name="P1">@prefix rdf: &lt;http://www.w3.org/1999/02/22-rdf-syntax-ns#&gt;</text:p>
      <text:p text:style-name="P1">SELECT ?sat WHERE {</text:p>
      <text:p text:style-name="P1">?obj ex:hasRadius ?radius .</text:p>
      <text:p text:style-name="P1">?<text:span text:style-name="T2">obj</text:span> ex:hasSatellite ?<text:span text:style-name="T2">sat.</text:span></text:p>
      <text:p text:style-name="P1">FILTER(?radius &gt; 1500)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8">QUESTION 2:</text:p>
      <text:p text:style-name="P8"/>
      <text:p text:style-name="P3">Query 2.1</text:p>
      <text:p text:style-name="P3"/>
      <text:p text:style-name="P3">PREFIX d:&lt;http://dbpedia.org/resource/&gt;</text:p>
      <text:p text:style-name="P3">select * where {</text:p>
      <text:p text:style-name="P3">d:Bielefeld_University dbp:rector ?rector</text:p>
      <text:p text:style-name="P3">} </text:p>
      <text:p text:style-name="P3"/>
      <text:p text:style-name="P3">Query 2.2</text:p>
      <text:p text:style-name="P3"/>
      <text:p text:style-name="P3">PREFIX d:&lt;http://dbpedia.org/resource/&gt;</text:p>
      <text:p text:style-name="P3">select * where {</text:p>
      <text:p text:style-name="P3">d:Bielefeld_University dbo:numberOfStudents ?numberOfStudents</text:p>
      <text:p text:style-name="P3">} </text:p>
      <text:p text:style-name="P3"/>
      <text:p text:style-name="P3">Query 2.3</text:p>
      <text:p text:style-name="P3"/>
      <text:p text:style-name="P3">PREFIX d:&lt;http://dbpedia.org/resource/&gt;</text:p>
      <text:p text:style-name="P3">select ?university where {</text:p>
      <text:p text:style-name="P3">?university rdf:type dbo:University.</text:p>
      <text:p text:style-name="P3">?university dbo:country<text:tab/>dbr:Germany.</text:p>
      <text:p text:style-name="P3">{?university dbo:foundingDate ?fd.}</text:p>
      <text:p text:style-name="P3">UNION</text:p>
      <text:p text:style-name="P3">{?university dbp:established ?fd.}</text:p>
      <text:p text:style-name="P3">} </text:p>
      <text:p text:style-name="P3">ORDER BY ASC(?fd)</text:p>
      <text:p text:style-name="P3"/>
      <text:p text:style-name="P5">Query 2.4</text:p>
      <text:p text:style-name="P4">PREFIX d:&lt;http://dbpedia.org/resource/&gt;</text:p>
      <text:p text:style-name="P4">select ?university where {</text:p>
      <text:p text:style-name="P4">?university rdf:type dbo:University.</text:p>
      <text:p text:style-name="P4">?university dbo:country dbr:Germany.</text:p>
      <text:p text:style-name="P4">?university dbo:numberOfStudents ?nstudents</text:p>
      <text:p text:style-name="P4">FILTER (?nstudents &gt; 10000)</text:p>
      <text:p text:style-name="P4">} </text:p>
      <text:p text:style-name="P5"/>
      <text:p text:style-name="P6">Query 2.5</text:p>
      <text:p text:style-name="P6">PREFIX d:&lt;http://dbpedia.org/resource/&gt;</text:p>
      <text:p text:style-name="P6">select ?al, ?image where {</text:p>
      <text:p text:style-name="P6">?al dbo:almaMater d:Bielefeld_University.</text:p>
      <text:p text:style-name="P6">?al foaf:depiction ?image</text:p>
      <text:p text:style-name="P6"><text:soft-page-break/>} </text:p>
      <text:p text:style-name="P6"/>
      <text:p text:style-name="P7">Query 2.6</text:p>
      <text:p text:style-name="P7"/>
      <text:p text:style-name="P6">PREFIX d:&lt;http://dbpedia.org/resource/&gt;</text:p>
      <text:p text:style-name="P6">select * where {</text:p>
      <text:p text:style-name="P6">?name foaf:<text:span text:style-name="T1">name</text:span> "Bielefeld"<text:span text:style-name="T1">@en</text:span></text:p>
      <text:p text:style-name="P6">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it" fo:country="IT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it" fo:country="IT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9:36:33.335618927</meta:creation-date>
    <dc:date>2018-11-18T21:07:37.258513675</dc:date>
    <meta:editing-duration>PT9M53S</meta:editing-duration>
    <meta:editing-cycles>1</meta:editing-cycles>
    <meta:generator>LibreOffice/6.1.3.2$Linux_X86_64 LibreOffice_project/10$Build-2</meta:generator>
    <meta:document-statistic meta:table-count="0" meta:image-count="0" meta:object-count="0" meta:page-count="3" meta:paragraph-count="67" meta:word-count="182" meta:character-count="1638" meta:non-whitespace-character-count="1515"/>
  </office:meta>
</office:document-meta>
</file>